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B2FF2A327EABC87D.png" manifest:media-type="image/png"/>
  <manifest:file-entry manifest:full-path="Pictures/10000000000006CF0000017D04C8286301640C8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30pt" style:text-underline-style="solid" style:text-underline-width="auto" style:text-underline-color="font-color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0pt" style:text-underline-style="none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0pt" style:text-underline-style="none" fo:font-weight="normal" officeooo:rsid="004a3abe" officeooo:paragraph-rsid="00526ead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0pt" style:text-underline-style="none" fo:font-weight="normal" officeooo:rsid="005d600e" officeooo:paragraph-rsid="005d600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eb613d" style:font-name="Arial" fo:font-size="30pt" style:text-underline-style="solid" style:text-underline-width="auto" style:text-underline-color="font-color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color="#eb613d" style:font-name="Arial" fo:font-size="30pt" style:text-underline-style="solid" style:text-underline-width="auto" style:text-underline-color="font-color" officeooo:rsid="002583ee" officeooo:paragraph-rsid="002583ee" style:font-size-asian="30pt" style:font-size-complex="30pt"/>
    </style:style>
    <style:style style:name="P7" style:family="paragraph" style:parent-style-name="Standard">
      <style:paragraph-properties fo:text-align="start" style:justify-single-word="false"/>
      <style:text-properties fo:font-size="10pt" officeooo:paragraph-rsid="00526ead" style:font-size-asian="10pt" style:font-size-complex="10pt"/>
    </style:style>
    <style:style style:name="P8" style:family="paragraph" style:parent-style-name="Text_20_body">
      <style:text-properties style:font-name="Times New Roman" fo:font-size="10pt" officeooo:rsid="005d600e" officeooo:paragraph-rsid="005d600e" style:font-size-asian="10pt" style:font-size-complex="10pt"/>
    </style:style>
    <style:style style:name="P9" style:family="paragraph" style:parent-style-name="Text_20_body">
      <style:text-properties style:font-name="Times New Roman" fo:font-size="10pt" officeooo:rsid="005ee078" officeooo:paragraph-rsid="005ee078" style:font-size-asian="10pt" style:font-size-complex="10pt"/>
    </style:style>
    <style:style style:name="P10" style:family="paragraph" style:parent-style-name="Text_20_body" style:list-style-name="L1">
      <style:text-properties style:font-name="Times New Roman" fo:font-size="10pt" officeooo:paragraph-rsid="005fe30c" style:font-size-asian="10pt" style:font-size-complex="10pt"/>
    </style:style>
    <style:style style:name="P11" style:family="paragraph" style:parent-style-name="Text_20_body" style:list-style-name="L1">
      <style:text-properties style:font-name="Times New Roman" fo:font-size="10pt" officeooo:paragraph-rsid="005d600e" style:font-size-asian="10pt" style:font-size-complex="10pt"/>
    </style:style>
    <style:style style:name="P12" style:family="paragraph" style:parent-style-name="Text_20_body" style:list-style-name="L1">
      <style:text-properties style:font-name="Times New Roman" fo:font-size="10pt" officeooo:paragraph-rsid="00624dc1" style:font-size-asian="10pt" style:font-size-complex="10pt"/>
    </style:style>
    <style:style style:name="P13" style:family="paragraph" style:parent-style-name="Text_20_body" style:list-style-name="L1">
      <style:text-properties style:font-name="Times New Roman" fo:font-size="10pt" officeooo:rsid="00624dc1" officeooo:paragraph-rsid="00624dc1" style:font-size-asian="10pt" style:font-size-complex="10pt"/>
    </style:style>
    <style:style style:name="P14" style:family="paragraph" style:parent-style-name="Text_20_body">
      <style:text-properties fo:color="#000000" style:font-name="Arial" fo:font-size="10pt" style:text-underline-style="none" fo:font-weight="normal" officeooo:rsid="005d600e" officeooo:paragraph-rsid="005d600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0pt" style:text-underline-style="none" fo:font-weight="normal" officeooo:rsid="002719e6" style:font-size-asian="10pt" style:font-weight-asian="normal" style:font-size-complex="10pt" style:font-weight-complex="normal"/>
    </style:style>
    <style:style style:name="T1" style:family="text">
      <style:text-properties officeooo:rsid="00526ead"/>
    </style:style>
    <style:style style:name="T2" style:family="text">
      <style:text-properties officeooo:rsid="005d600e"/>
    </style:style>
    <style:style style:name="T3" style:family="text">
      <style:text-properties fo:color="#000000" style:font-name="Arial" style:text-underline-style="none" fo:font-weight="normal" style:font-weight-asian="normal" style:font-weight-complex="normal"/>
    </style:style>
    <style:style style:name="T4" style:family="text">
      <style:text-properties fo:color="#000000" style:font-name="Arial" style:text-underline-style="none" fo:font-weight="normal" officeooo:rsid="005d600e" style:font-weight-asian="normal" style:font-weight-complex="normal"/>
    </style:style>
    <style:style style:name="T5" style:family="text">
      <style:text-properties fo:color="#000000" style:text-underline-style="none" fo:font-weight="normal" officeooo:rsid="005d600e" style:font-weight-asian="normal" style:font-weight-complex="normal"/>
    </style:style>
    <style:style style:name="T6" style:family="text">
      <style:text-properties fo:color="#000000" style:font-name="Times New Roman" style:text-underline-style="none" fo:font-weight="normal" officeooo:rsid="005d600e" style:font-weight-asian="normal" style:font-weight-complex="normal"/>
    </style:style>
    <style:style style:name="T7" style:family="text">
      <style:text-properties fo:color="#000000" style:font-name="Times New Roman" style:text-underline-style="none" fo:font-weight="normal" officeooo:rsid="005fe30c" style:font-weight-asian="normal" style:font-weight-complex="normal"/>
    </style:style>
    <style:style style:name="T8" style:family="text">
      <style:text-properties officeooo:rsid="00624d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TD <text:span text:style-name="T2">Steering</text:span></text:p>
      <text:p text:style-name="P1"/>
      <text:p text:style-name="P2">Le but de ce TD est <text:span text:style-name="T1">de mettre en place les comportements de steering ainsi que les formations dans notre framework.</text:span></text:p>
      <text:p text:style-name="P15"/>
      <text:p text:style-name="P3">Pour le moment <text:span text:style-name="T2">nos entités sont capables de faire leur navigation sur une commande (ou Action) « GoTo ».</text:span></text:p>
      <text:p text:style-name="P4">Nous allons ajouter d'autres actions au catalogue des entités.</text:p>
      <text:p text:style-name="P7"/>
      <text:list xml:id="list3473141868574115664" text:style-name="L1">
        <text:list-item>
          <text:list>
            <text:list-item>
              <text:p text:style-name="P12"><text:span text:style-name="T8">Seek</text:span></text:p>
            </text:list-item>
            <text:list-item>
              <text:p text:style-name="P12"><text:span text:style-name="T8">Flee</text:span></text:p>
            </text:list-item>
            <text:list-item>
              <text:p text:style-name="P12">Pursuit</text:p>
            </text:list-item>
            <text:list-item>
              <text:p text:style-name="P10">Evasion</text:p>
            </text:list-item>
            <text:list-item>
              <text:p text:style-name="P10">Arrival</text:p>
            </text:list-item>
            <text:list-item>
              <text:p text:style-name="P10">Obstacle avoidance</text:p>
            </text:list-item>
            <text:list-item>
              <text:p text:style-name="P11">Wander</text:p>
            </text:list-item>
            <text:list-item>
              <text:p text:style-name="P11">Path following</text:p>
            </text:list-item>
            <text:list-item>
              <text:p text:style-name="P11">Unaligned collision avoidance</text:p>
            </text:list-item>
            <text:list-item>
              <text:p text:style-name="P13">Separation</text:p>
            </text:list-item>
            <text:list-item>
              <text:p text:style-name="P13">Cohesion</text:p>
            </text:list-item>
            <text:list-item>
              <text:p text:style-name="P13">Alignement</text:p>
            </text:list-item>
            <text:list-item>
              <text:p text:style-name="P11">Flocking</text:p>
            </text:list-item>
            <text:list-item>
              <text:p text:style-name="P11">Lead following</text:p>
            </text:list-item>
            <text:list-item>
              <text:p text:style-name="P11">Formation V</text:p>
            </text:list-item>
            <text:list-item>
              <text:p text:style-name="P11">Formation Line</text:p>
            </text:list-item>
            <text:list-item>
              <text:p text:style-name="P11">Formation Circle</text:p>
            </text:list-item>
            <text:list-item>
              <text:p text:style-name="P11">Formation 2-level</text:p>
            </text:list-item>
            <text:list-item>
              <text:p text:style-name="P11">Formation de formations</text:p>
            </text:list-item>
            <text:list-item>
              <text:p text:style-name="P11"><text:span text:style-name="T5">Formation dynamiqu</text:span><text:span text:style-name="T6">e </text:span><text:span text:style-name="T7">(chorégraphie)</text:span></text:p>
            </text:list-item>
          </text:list>
        </text:list-item>
      </text:list>
      <text:p text:style-name="P14"/>
      <text:p text:style-name="P9"><text:span text:style-name="T4">L</text:span><text:span text:style-name="T3">es scénarios de test ainsi que les choix d'intégration au framework sont laissés à votre discrétion.</text:span></text:p>
      <text:p text:style-name="P8"><text:span text:style-name="T4">C</text:span><text:span text:style-name="T3">e TD se déroulera sur 4 semaines et sera à présenter individuellement le jeudi 15 février 2018. La théorie nécessaire sera donnée les 2 premières sema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18" draw:display-name="Hatching 18" draw:style="single" draw:color="#000000" draw:distance="0.011cm" draw:rotation="0"/>
    <draw:hatch draw:name="Hatching_20_19" draw:display-name="Hatching 19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20" draw:display-name="Hatching 20" draw:style="single" draw:color="#000000" draw:distance="0.011cm" draw:rotation="0"/>
    <draw:hatch draw:name="Hatching_20_21" draw:display-name="Hatching 21" draw:style="single" draw:color="#000000" draw:distance="0.011cm" draw:rotation="0"/>
    <draw:hatch draw:name="Hatching_20_22" draw:display-name="Hatching 22" draw:style="single" draw:color="#000000" draw:distance="0.011cm" draw:rotation="0"/>
    <draw:hatch draw:name="Hatching_20_23" draw:display-name="Hatching 23" draw:style="single" draw:color="#000000" draw:distance="0.011cm" draw:rotation="0"/>
    <draw:hatch draw:name="Hatching_20_24" draw:display-name="Hatching 24" draw:style="single" draw:color="#000000" draw:distance="0.011cm" draw:rotation="0"/>
    <draw:hatch draw:name="Hatching_20_25" draw:display-name="Hatching 25" draw:style="single" draw:color="#000000" draw:distance="0.011cm" draw:rotation="0"/>
    <draw:hatch draw:name="Hatching_20_26" draw:display-name="Hatching 26" draw:style="single" draw:color="#000000" draw:distance="0.011cm" draw:rotation="0"/>
    <draw:hatch draw:name="Hatching_20_27" draw:display-name="Hatching 27" draw:style="single" draw:color="#000000" draw:distance="0.011cm" draw:rotation="0"/>
    <draw:hatch draw:name="Hatching_20_28" draw:display-name="Hatching 28" draw:style="single" draw:color="#000000" draw:distance="0.011cm" draw:rotation="0"/>
    <draw:hatch draw:name="Hatching_20_29" draw:display-name="Hatching 29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30" draw:display-name="Hatching 30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" text:citation-style-name="Numbering_20_Symbols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7" text:anchor-type="paragraph" svg:width="7.216cm" svg:height="0.81cm" draw:z-index="0"><draw:image xlink:href="Pictures/10000000000006CF0000017D04C8286301640C83.jpg" xlink:type="simple" xlink:show="embed" xlink:actuate="onLoad"/></draw:frame></text:p>
      </style:header>
      <style:footer>
        <text:p text:style-name="Footer"><text:page-number text:select-page="current">1</text:page-number><text:tab/><text:tab/>Colin Bruneau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Pss PVss</meta:initial-creator>
    <meta:creation-date>2010-06-03T13:16:12.85</meta:creation-date>
    <dc:date>2018-01-25T09:25:15.921000000</dc:date>
    <meta:editing-duration>P1DT5M51S</meta:editing-duration>
    <meta:editing-cycles>127</meta:editing-cycles>
    <meta:generator>LibreOffice/5.0.6.3$Windows_x86 LibreOffice_project/490fc03b25318460cfc54456516ea2519c11d1aa</meta:generator>
    <meta:printed-by>VPss PVss</meta:printed-by>
    <meta:print-date>2010-06-04T10:35:28.35</meta:print-date>
    <meta:document-statistic meta:table-count="0" meta:image-count="1" meta:object-count="0" meta:page-count="1" meta:paragraph-count="27" meta:word-count="149" meta:character-count="846" meta:non-whitespace-character-count="743"/>
  </office:meta>
</office:document-meta>
</file>